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75a" officeooo:paragraph-rsid="0013d75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fmpeg所有的编码器（encoders）</text:p>
      <text:p text:style-name="P1"/>
      <text:p text:style-name="P1"><text:s text:c="4"/>博客分类： ffmpeg </text:p>
      <text:p text:style-name="P1"/>
      <text:p text:style-name="P1">ffmpeg encoders </text:p>
      <text:p text:style-name="P1">在格式转换的是，经常不知道要用那个编码器，在这里列出所有的编码器，以备用。</text:p>
      <text:p text:style-name="P1">举例：</text:p>
      <text:p text:style-name="P1"/>
      <text:p text:style-name="P1"/>
      <text:p text:style-name="P1"><text:s text:c="4"/>ffmpeg -i INPUT -acodec libvo_aacenc -b:a 128k -vcodec libx264 -b:v 1200k -flags +aic+mv4 -y OUTPUT <text:s/></text:p>
      <text:p text:style-name="P1"/>
      <text:p text:style-name="P1"/>
      <text:p text:style-name="P1">上面的 libvo_aacenc 和 libx264都在下面有。</text:p>
      <text:p text:style-name="P1">还有常用的 -f flv -f mp4 -f mpegts等。</text:p>
      <text:p text:style-name="P1">Java代码 <text:s/>收藏代码</text:p>
      <text:p text:style-name="P1"/>
      <text:p text:style-name="P1"><text:s text:c="4"/>D:\ffmpeg7-win32-static\bin&gt;ffmpeg -encoders <text:s/></text:p>
      <text:p text:style-name="P1"><text:s text:c="4"/>ffmpeg version N-49044-g89afa63 Copyright (c) 2000-2013 the FFmpeg developers <text:s/></text:p>
      <text:p text:style-name="P1"><text:s text:c="6"/>built on Jan 19 2013 20:36:06 with gcc 4.7.2 (GCC) <text:s/></text:p>
      <text:p text:style-name="P1"><text:s text:c="6"/>configuration: --enable-gpl --enable-version3 --disable-w32threads --enable-avisynth --enable-bzlib --en <text:s/></text:p>
      <text:p text:style-name="P1"><text:s text:c="6"/>libavutil <text:s text:c="5"/>52. 15.100 / 52. 15.100 <text:s/></text:p>
      <text:p text:style-name="P1"><text:s text:c="6"/>libavcodec <text:s text:c="4"/>54. 89.100 / 54. 89.100 <text:s/></text:p>
      <text:p text:style-name="P1"><text:s text:c="6"/>libavformat <text:s text:c="3"/>54. 61.101 / 54. 61.101 <text:s/></text:p>
      <text:p text:style-name="P1"><text:s text:c="6"/>libavdevice <text:s text:c="3"/>54. <text:s/>3.102 / 54. <text:s/>3.102 <text:s/></text:p>
      <text:p text:style-name="P1"><text:s text:c="6"/>libavfilter <text:s text:c="4"/>3. 32.101 / <text:s/>3. 32.101 <text:s/></text:p>
      <text:p text:style-name="P1"><text:s text:c="6"/>libswscale <text:s text:c="5"/>2. <text:s/>2.100 / <text:s/>2. <text:s/>2.100 <text:s/></text:p>
      <text:p text:style-name="P1"><text:s text:c="6"/>libswresample <text:s text:c="2"/>0. 17.102 / <text:s/>0. 17.102 <text:s/></text:p>
      <text:p text:style-name="P1"><text:s text:c="6"/>libpostproc <text:s text:c="3"/>52. <text:s/>2.100 / 52. <text:s/>2.100 <text:s/></text:p>
      <text:p text:style-name="P1"><text:s text:c="4"/>Encoders: <text:s/></text:p>
      <text:p text:style-name="P1"><text:s text:c="5"/>V..... = Video <text:s/></text:p>
      <text:p text:style-name="P1"><text:s text:c="5"/>A..... = Audio <text:s/></text:p>
      <text:p text:style-name="P1"><text:s text:c="5"/>S..... = Subtitle <text:s/></text:p>
      <text:p text:style-name="P1"><text:s text:c="5"/>.F.... = Frame-level multithreading <text:s/></text:p>
      <text:p text:style-name="P1"><text:s text:c="5"/>..S... = Slice-level multithreading <text:s/></text:p>
      <text:p text:style-name="P1"><text:s text:c="5"/>...X.. = Codec is experimental <text:s/></text:p>
      <text:p text:style-name="P1"><text:s text:c="5"/>....B. = Supports draw_horiz_band <text:s/></text:p>
      <text:p text:style-name="P1"><text:s text:c="5"/>.....D = Supports direct rendering method 1 <text:s/></text:p>
      <text:p text:style-name="P1"><text:s text:c="5"/>------ <text:s/></text:p>
      <text:p text:style-name="P1"><text:s text:c="5"/>V..... a64multi <text:s text:c="12"/>Multicolor charset for Commodore 64 (codec a64_multi) <text:s/></text:p>
      <text:p text:style-name="P1"><text:s text:c="5"/>V..... a64multi5 <text:s text:c="11"/>Multicolor charset for Commodore 64, extended with 5th color (colram) (codec <text:s/></text:p>
      <text:p text:style-name="P1"><text:s text:c="5"/>V..... amv <text:s text:c="17"/>AMV Video <text:s/></text:p>
      <text:p text:style-name="P1"><text:s text:c="5"/>V..... asv1 <text:s text:c="16"/>ASUS V1 <text:s/></text:p>
      <text:p text:style-name="P1"><text:s text:c="5"/>V..... asv2 <text:s text:c="16"/>ASUS V2 <text:s/></text:p>
      <text:p text:style-name="P1"><text:s text:c="5"/>V..... avrp <text:s text:c="16"/>Avid 1:1 10-bit RGB Packer <text:s/></text:p>
      <text:p text:style-name="P1"><text:soft-page-break/><text:s text:c="5"/>V..X.. avui <text:s text:c="16"/>Avid Meridien Uncompressed <text:s/></text:p>
      <text:p text:style-name="P1"><text:s text:c="5"/>V..... ayuv <text:s text:c="16"/>Uncompressed packed MS 4:4:4:4 <text:s/></text:p>
      <text:p text:style-name="P1"><text:s text:c="5"/>V..... bmp <text:s text:c="17"/>BMP (Windows and OS/2 bitmap) <text:s/></text:p>
      <text:p text:style-name="P1"><text:s text:c="5"/>V..... libxavs <text:s text:c="13"/>libxavs Chinese AVS (Audio Video Standard) (codec cavs) <text:s/></text:p>
      <text:p text:style-name="P1"><text:s text:c="5"/>V..... cljr <text:s text:c="16"/>Cirrus Logic AccuPak <text:s/></text:p>
      <text:p text:style-name="P1"><text:s text:c="5"/>V..... libschroedinger <text:s text:c="5"/>libschroedinger Dirac 2.2 (codec dirac) <text:s/></text:p>
      <text:p text:style-name="P1"><text:s text:c="5"/>V.S... dnxhd <text:s text:c="15"/>VC3/DNxHD <text:s/></text:p>
      <text:p text:style-name="P1"><text:s text:c="5"/>V..... dpx <text:s text:c="17"/>DPX image <text:s/></text:p>
      <text:p text:style-name="P1"><text:s text:c="5"/>V.S... dvvideo <text:s text:c="13"/>DV (Digital Video) <text:s/></text:p>
      <text:p text:style-name="P1"><text:s text:c="5"/>V.S... ffv1 <text:s text:c="16"/>FFmpeg video codec #1 <text:s/></text:p>
      <text:p text:style-name="P1"><text:s text:c="5"/>V..... ffvhuff <text:s text:c="13"/>Huffyuv FFmpeg variant <text:s/></text:p>
      <text:p text:style-name="P1"><text:s text:c="5"/>V..... flashsv <text:s text:c="13"/>Flash Screen Video <text:s/></text:p>
      <text:p text:style-name="P1"><text:s text:c="5"/>V..... flashsv2 <text:s text:c="12"/>Flash Screen Video Version 2 <text:s/></text:p>
      <text:p text:style-name="P1"><text:s text:c="5"/>V..... flv <text:s text:c="17"/>FLV / Sorenson Spark / Sorenson H.263 (Flash Video) (codec flv1) <text:s/></text:p>
      <text:p text:style-name="P1"><text:s text:c="5"/>V..... gif <text:s text:c="17"/>GIF (Graphics Interchange Format) <text:s/></text:p>
      <text:p text:style-name="P1"><text:s text:c="5"/>V..... h261 <text:s text:c="16"/>H.261 <text:s/></text:p>
      <text:p text:style-name="P1"><text:s text:c="5"/>V..... h263 <text:s text:c="16"/>H.263 / H.263-1996 <text:s/></text:p>
      <text:p text:style-name="P1"><text:s text:c="5"/>V.S... h263p <text:s text:c="15"/>H.263+ / H.263-1998 / H.263 version 2 <text:s/></text:p>
      <text:p text:style-name="P1"><text:s text:c="5"/>V..... libx264 <text:s text:c="13"/>libx264 H.264 / AVC / MPEG-4 AVC / MPEG-4 part 10 (codec h264) <text:s/></text:p>
      <text:p text:style-name="P1"><text:s text:c="5"/>V..... libx264rgb <text:s text:c="10"/>libx264 H.264 / AVC / MPEG-4 AVC / MPEG-4 part 10 RGB (codec h264) <text:s/></text:p>
      <text:p text:style-name="P1"><text:s text:c="5"/>V..... huffyuv <text:s text:c="13"/>Huffyuv / HuffYUV <text:s/></text:p>
      <text:p text:style-name="P1"><text:s text:c="5"/>V..X.. j2k <text:s text:c="17"/>JPEG 2000 (codec jpeg2000) <text:s/></text:p>
      <text:p text:style-name="P1"><text:s text:c="5"/>V..... libopenjpeg <text:s text:c="9"/>OpenJPEG JPEG 2000 (codec jpeg2000) <text:s/></text:p>
      <text:p text:style-name="P1"><text:s text:c="5"/>V..... jpegls <text:s text:c="14"/>JPEG-LS <text:s/></text:p>
      <text:p text:style-name="P1"><text:s text:c="5"/>V..... ljpeg <text:s text:c="15"/>Lossless JPEG <text:s/></text:p>
      <text:p text:style-name="P1"><text:s text:c="5"/>VFS... mjpeg <text:s text:c="15"/>MJPEG (Motion JPEG) <text:s/></text:p>
      <text:p text:style-name="P1"><text:s text:c="5"/>V.S... mpeg1video <text:s text:c="10"/>MPEG-1 video <text:s/></text:p>
      <text:p text:style-name="P1"><text:s text:c="5"/>V.S... mpeg2video <text:s text:c="10"/>MPEG-2 video <text:s/></text:p>
      <text:p text:style-name="P1"><text:s text:c="5"/>V.S... mpeg4 <text:s text:c="15"/>MPEG-4 part 2 <text:s/></text:p>
      <text:p text:style-name="P1"><text:s text:c="5"/>V..... libxvid <text:s text:c="13"/>libxvidcore MPEG-4 part 2 (codec mpeg4) <text:s/></text:p>
      <text:p text:style-name="P1"><text:s text:c="5"/>V..... msmpeg4v2 <text:s text:c="11"/>MPEG-4 part 2 Microsoft variant version 2 <text:s/></text:p>
      <text:p text:style-name="P1"><text:s text:c="5"/>V..... msmpeg4 <text:s text:c="13"/>MPEG-4 part 2 Microsoft variant version 3 (codec msmpeg4v3) <text:s/></text:p>
      <text:p text:style-name="P1"><text:s text:c="5"/>V..... msvideo1 <text:s text:c="12"/>Microsoft Video-1 <text:s/></text:p>
      <text:p text:style-name="P1"><text:s text:c="5"/>V..... pam <text:s text:c="17"/>PAM (Portable AnyMap) image <text:s/></text:p>
      <text:p text:style-name="P1"><text:s text:c="5"/>V..... pbm <text:s text:c="17"/>PBM (Portable BitMap) image <text:s/></text:p>
      <text:p text:style-name="P1"><text:s text:c="5"/>V..... pcx <text:s text:c="17"/>PC Paintbrush PCX image <text:s/></text:p>
      <text:p text:style-name="P1"><text:s text:c="5"/>V..... pgm <text:s text:c="17"/>PGM (Portable GrayMap) image <text:s/></text:p>
      <text:p text:style-name="P1"><text:s text:c="5"/>V..... pgmyuv <text:s text:c="14"/>PGMYUV (Portable GrayMap YUV) image <text:s/></text:p>
      <text:p text:style-name="P1"><text:s text:c="5"/>VF.... png <text:s text:c="17"/>PNG (Portable Network Graphics) image <text:s/></text:p>
      <text:p text:style-name="P1"><text:s text:c="5"/>V..... ppm <text:s text:c="17"/>PPM (Portable PixelMap) image <text:s/></text:p>
      <text:p text:style-name="P1"><text:s text:c="5"/>VF.... prores <text:s text:c="14"/>Apple ProRes <text:s/></text:p>
      <text:p text:style-name="P1"><text:s text:c="5"/>VF.... prores_anatoliy <text:s text:c="5"/>Apple ProRes (codec prores) <text:s/></text:p>
      <text:p text:style-name="P1"><text:s text:c="5"/>V.S... prores_kostya <text:s text:c="7"/>Apple ProRes (iCodec Pro) (codec prores) <text:s/></text:p>
      <text:p text:style-name="P1"><text:s text:c="5"/>V..... qtrle <text:s text:c="15"/>QuickTime Animation (RLE) video <text:s/></text:p>
      <text:p text:style-name="P1"><text:s text:c="5"/>V..... r10k <text:s text:c="16"/>AJA Kona 10-bit RGB Codec <text:s/></text:p>
      <text:p text:style-name="P1"><text:soft-page-break/><text:s text:c="5"/>V..... r210 <text:s text:c="16"/>Uncompressed RGB 10-bit <text:s/></text:p>
      <text:p text:style-name="P1"><text:s text:c="5"/>V..... rawvideo <text:s text:c="12"/>raw video <text:s/></text:p>
      <text:p text:style-name="P1"><text:s text:c="5"/>V..... roqvideo <text:s text:c="12"/>id RoQ video (codec roq) <text:s/></text:p>
      <text:p text:style-name="P1"><text:s text:c="5"/>V..... rv10 <text:s text:c="16"/>RealVideo 1.0 <text:s/></text:p>
      <text:p text:style-name="P1"><text:s text:c="5"/>V..... rv20 <text:s text:c="16"/>RealVideo 2.0 <text:s/></text:p>
      <text:p text:style-name="P1"><text:s text:c="5"/>V..... sgi <text:s text:c="17"/>SGI image <text:s/></text:p>
      <text:p text:style-name="P1"><text:s text:c="5"/>V..... snow <text:s text:c="16"/>Snow <text:s/></text:p>
      <text:p text:style-name="P1"><text:s text:c="5"/>V..... sunrast <text:s text:c="13"/>Sun Rasterfile image <text:s/></text:p>
      <text:p text:style-name="P1"><text:s text:c="5"/>V..... svq1 <text:s text:c="16"/>Sorenson Vector Quantizer 1 / Sorenson Video 1 / SVQ1 <text:s/></text:p>
      <text:p text:style-name="P1"><text:s text:c="5"/>V..... targa <text:s text:c="15"/>Truevision Targa image <text:s/></text:p>
      <text:p text:style-name="P1"><text:s text:c="5"/>V..... libtheora <text:s text:c="11"/>libtheora Theora (codec theora) <text:s/></text:p>
      <text:p text:style-name="P1"><text:s text:c="5"/>V..... tiff <text:s text:c="16"/>TIFF image <text:s/></text:p>
      <text:p text:style-name="P1"><text:s text:c="5"/>V..... utvideo <text:s text:c="13"/>Ut Video <text:s/></text:p>
      <text:p text:style-name="P1"><text:s text:c="5"/>V..... v210 <text:s text:c="16"/>Uncompressed 4:2:2 10-bit <text:s/></text:p>
      <text:p text:style-name="P1"><text:s text:c="5"/>V..... v308 <text:s text:c="16"/>Uncompressed packed 4:4:4 <text:s/></text:p>
      <text:p text:style-name="P1"><text:s text:c="5"/>V..... v408 <text:s text:c="16"/>Uncompressed packed QT 4:4:4:4 <text:s/></text:p>
      <text:p text:style-name="P1"><text:s text:c="5"/>V..... v410 <text:s text:c="16"/>Uncompressed 4:4:4 10-bit <text:s/></text:p>
      <text:p text:style-name="P1"><text:s text:c="5"/>V..... libvpx <text:s text:c="14"/>libvpx VP8 (codec vp8) <text:s/></text:p>
      <text:p text:style-name="P1"><text:s text:c="5"/>V..... wmv1 <text:s text:c="16"/>Windows Media Video 7 <text:s/></text:p>
      <text:p text:style-name="P1"><text:s text:c="5"/>V..... wmv2 <text:s text:c="16"/>Windows Media Video 8 <text:s/></text:p>
      <text:p text:style-name="P1"><text:s text:c="5"/>V..... xbm <text:s text:c="17"/>XBM (X BitMap) image <text:s/></text:p>
      <text:p text:style-name="P1"><text:s text:c="5"/>V..... xface <text:s text:c="15"/>X-face image <text:s/></text:p>
      <text:p text:style-name="P1"><text:s text:c="5"/>V..... xwd <text:s text:c="17"/>XWD (X Window Dump) image <text:s/></text:p>
      <text:p text:style-name="P1"><text:s text:c="5"/>V..... y41p <text:s text:c="16"/>Uncompressed YUV 4:1:1 12-bit <text:s/></text:p>
      <text:p text:style-name="P1"><text:s text:c="5"/>V..... yuv4 <text:s text:c="16"/>Uncompressed packed 4:2:0 <text:s/></text:p>
      <text:p text:style-name="P1"><text:s text:c="5"/>V..... zlib <text:s text:c="16"/>LCL (LossLess Codec Library) ZLIB <text:s/></text:p>
      <text:p text:style-name="P1"><text:s text:c="5"/>V..... zmbv <text:s text:c="16"/>Zip Motion Blocks Video <text:s/></text:p>
      <text:p text:style-name="P1"><text:s text:c="5"/>A..X.. aac <text:s text:c="17"/>AAC (Advanced Audio Coding) <text:s/></text:p>
      <text:p text:style-name="P1"><text:s text:c="5"/>A..... libvo_aacenc <text:s text:c="8"/>Android VisualOn AAC (Advanced Audio Coding) (codec aac) <text:s/></text:p>
      <text:p text:style-name="P1"><text:s text:c="5"/>A..... ac3 <text:s text:c="17"/>ATSC A/52A (AC-3) <text:s/></text:p>
      <text:p text:style-name="P1"><text:s text:c="5"/>A..... ac3_fixed <text:s text:c="11"/>ATSC A/52A (AC-3) (codec ac3) <text:s/></text:p>
      <text:p text:style-name="P1"><text:s text:c="5"/>A..... adpcm_adx <text:s text:c="11"/>SEGA CRI ADX ADPCM <text:s/></text:p>
      <text:p text:style-name="P1"><text:s text:c="5"/>A..... g722 <text:s text:c="16"/>G.722 ADPCM (codec adpcm_g722) <text:s/></text:p>
      <text:p text:style-name="P1"><text:s text:c="5"/>A..... g726 <text:s text:c="16"/>G.726 ADPCM (codec adpcm_g726) <text:s/></text:p>
      <text:p text:style-name="P1"><text:s text:c="5"/>A..... adpcm_ima_qt <text:s text:c="8"/>ADPCM IMA QuickTime <text:s/></text:p>
      <text:p text:style-name="P1"><text:s text:c="5"/>A..... adpcm_ima_wav <text:s text:c="7"/>ADPCM IMA WAV <text:s/></text:p>
      <text:p text:style-name="P1"><text:s text:c="5"/>A..... adpcm_ms <text:s text:c="12"/>ADPCM Microsoft <text:s/></text:p>
      <text:p text:style-name="P1"><text:s text:c="5"/>A..... adpcm_swf <text:s text:c="11"/>ADPCM Shockwave Flash <text:s/></text:p>
      <text:p text:style-name="P1"><text:s text:c="5"/>A..... adpcm_yamaha <text:s text:c="8"/>ADPCM Yamaha <text:s/></text:p>
      <text:p text:style-name="P1"><text:s text:c="5"/>A..... alac <text:s text:c="16"/>ALAC (Apple Lossless Audio Codec) <text:s/></text:p>
      <text:p text:style-name="P1"><text:s text:c="5"/>A..... libopencore_amrnb <text:s text:c="3"/>OpenCORE AMR-NB (Adaptive Multi-Rate Narrow-Band) (codec amr_nb) <text:s/></text:p>
      <text:p text:style-name="P1"><text:s text:c="5"/>A..... libvo_amrwbenc <text:s text:c="6"/>Android VisualOn AMR-WB (Adaptive Multi-Rate Wide-Band) (codec amr_wb) <text:s/></text:p>
      <text:p text:style-name="P1"><text:s text:c="5"/>A..... comfortnoise <text:s text:c="8"/>RFC 3389 comfort noise generator <text:s/></text:p>
      <text:p text:style-name="P1"><text:s text:c="5"/>A..X.. dca <text:s text:c="17"/>DCA (DTS Coherent Acoustics) (codec dts) <text:s/></text:p>
      <text:p text:style-name="P1"><text:s text:c="5"/>A..... eac3 <text:s text:c="16"/>ATSC A/52 E-AC-3 <text:s/></text:p>
      <text:p text:style-name="P1"><text:soft-page-break/><text:s text:c="5"/>A..... flac <text:s text:c="16"/>FLAC (Free Lossless Audio Codec) <text:s/></text:p>
      <text:p text:style-name="P1"><text:s text:c="5"/>A..... g723_1 <text:s text:c="14"/>G.723.1 <text:s/></text:p>
      <text:p text:style-name="P1"><text:s text:c="5"/>A..... libgsm <text:s text:c="14"/>libgsm GSM (codec gsm) <text:s/></text:p>
      <text:p text:style-name="P1"><text:s text:c="5"/>A..... libgsm_ms <text:s text:c="11"/>libgsm GSM Microsoft variant (codec gsm_ms) <text:s/></text:p>
      <text:p text:style-name="P1"><text:s text:c="5"/>A..... mp2 <text:s text:c="17"/>MP2 (MPEG audio layer 2) <text:s/></text:p>
      <text:p text:style-name="P1"><text:s text:c="5"/>A..... libtwolame <text:s text:c="10"/>libtwolame MP2 (MPEG audio layer 2) (codec mp2) <text:s/></text:p>
      <text:p text:style-name="P1"><text:s text:c="5"/>A..... libmp3lame <text:s text:c="10"/>libmp3lame MP3 (MPEG audio layer 3) (codec mp3) <text:s/></text:p>
      <text:p text:style-name="P1"><text:s text:c="5"/>A..... nellymoser <text:s text:c="10"/>Nellymoser Asao <text:s/></text:p>
      <text:p text:style-name="P1"><text:s text:c="5"/>A..... libopus <text:s text:c="13"/>libopus Opus (codec opus) <text:s/></text:p>
      <text:p text:style-name="P1"><text:s text:c="5"/>A..... pcm_alaw <text:s text:c="12"/>PCM A-law / G.711 A-law <text:s/></text:p>
      <text:p text:style-name="P1"><text:s text:c="5"/>A..... pcm_f32be <text:s text:c="11"/>PCM 32-bit floating point big-endian <text:s/></text:p>
      <text:p text:style-name="P1"><text:s text:c="5"/>A..... pcm_f32le <text:s text:c="11"/>PCM 32-bit floating point little-endian <text:s/></text:p>
      <text:p text:style-name="P1"><text:s text:c="5"/>A..... pcm_f64be <text:s text:c="11"/>PCM 64-bit floating point big-endian <text:s/></text:p>
      <text:p text:style-name="P1"><text:s text:c="5"/>A..... pcm_f64le <text:s text:c="11"/>PCM 64-bit floating point little-endian <text:s/></text:p>
      <text:p text:style-name="P1"><text:s text:c="5"/>A..... pcm_mulaw <text:s text:c="11"/>PCM mu-law / G.711 mu-law <text:s/></text:p>
      <text:p text:style-name="P1"><text:s text:c="5"/>A..... pcm_s16be <text:s text:c="11"/>PCM signed 16-bit big-endian <text:s/></text:p>
      <text:p text:style-name="P1"><text:s text:c="5"/>A..... pcm_s16be_planar <text:s text:c="4"/>PCM signed 16-bit big-endian planar <text:s/></text:p>
      <text:p text:style-name="P1"><text:s text:c="5"/>A..... pcm_s16le <text:s text:c="11"/>PCM signed 16-bit little-endian <text:s/></text:p>
      <text:p text:style-name="P1"><text:s text:c="5"/>A..... pcm_s16le_planar <text:s text:c="4"/>PCM signed 16-bit little-endian planar <text:s/></text:p>
      <text:p text:style-name="P1"><text:s text:c="5"/>A..... pcm_s24be <text:s text:c="11"/>PCM signed 24-bit big-endian <text:s/></text:p>
      <text:p text:style-name="P1"><text:s text:c="5"/>A..... pcm_s24daud <text:s text:c="9"/>PCM D-Cinema audio signed 24-bit <text:s/></text:p>
      <text:p text:style-name="P1"><text:s text:c="5"/>A..... pcm_s24le <text:s text:c="11"/>PCM signed 24-bit little-endian <text:s/></text:p>
      <text:p text:style-name="P1"><text:s text:c="5"/>A..... pcm_s24le_planar <text:s text:c="4"/>PCM signed 24-bit little-endian planar <text:s/></text:p>
      <text:p text:style-name="P1"><text:s text:c="5"/>A..... pcm_s32be <text:s text:c="11"/>PCM signed 32-bit big-endian <text:s/></text:p>
      <text:p text:style-name="P1"><text:s text:c="5"/>A..... pcm_s32le <text:s text:c="11"/>PCM signed 32-bit little-endian <text:s/></text:p>
      <text:p text:style-name="P1"><text:s text:c="5"/>A..... pcm_s32le_planar <text:s text:c="4"/>PCM signed 32-bit little-endian planar <text:s/></text:p>
      <text:p text:style-name="P1"><text:s text:c="5"/>A..... pcm_s8 <text:s text:c="14"/>PCM signed 8-bit <text:s/></text:p>
      <text:p text:style-name="P1"><text:s text:c="5"/>A..... pcm_s8_planar <text:s text:c="7"/>PCM signed 8-bit planar <text:s/></text:p>
      <text:p text:style-name="P1"><text:s text:c="5"/>A..... pcm_u16be <text:s text:c="11"/>PCM unsigned 16-bit big-endian <text:s/></text:p>
      <text:p text:style-name="P1"><text:s text:c="5"/>A..... pcm_u16le <text:s text:c="11"/>PCM unsigned 16-bit little-endian <text:s/></text:p>
      <text:p text:style-name="P1"><text:s text:c="5"/>A..... pcm_u24be <text:s text:c="11"/>PCM unsigned 24-bit big-endian <text:s/></text:p>
      <text:p text:style-name="P1"><text:s text:c="5"/>A..... pcm_u24le <text:s text:c="11"/>PCM unsigned 24-bit little-endian <text:s/></text:p>
      <text:p text:style-name="P1"><text:s text:c="5"/>A..... pcm_u32be <text:s text:c="11"/>PCM unsigned 32-bit big-endian <text:s/></text:p>
      <text:p text:style-name="P1"><text:s text:c="5"/>A..... pcm_u32le <text:s text:c="11"/>PCM unsigned 32-bit little-endian <text:s/></text:p>
      <text:p text:style-name="P1"><text:s text:c="5"/>A..... pcm_u8 <text:s text:c="14"/>PCM unsigned 8-bit <text:s/></text:p>
      <text:p text:style-name="P1"><text:s text:c="5"/>A..... real_144 <text:s text:c="12"/>RealAudio 1.0 (14.4K) (codec ra_144) <text:s/></text:p>
      <text:p text:style-name="P1"><text:s text:c="5"/>A..... roq_dpcm <text:s text:c="12"/>id RoQ DPCM <text:s/></text:p>
      <text:p text:style-name="P1"><text:s text:c="5"/>A..X.. sonic <text:s text:c="15"/>Sonic <text:s/></text:p>
      <text:p text:style-name="P1"><text:s text:c="5"/>A..X.. sonicls <text:s text:c="13"/>Sonic lossless <text:s/></text:p>
      <text:p text:style-name="P1"><text:s text:c="5"/>A..... libspeex <text:s text:c="12"/>libspeex Speex (codec speex) <text:s/></text:p>
      <text:p text:style-name="P1"><text:s text:c="5"/>A..X.. vorbis <text:s text:c="14"/>Vorbis <text:s/></text:p>
      <text:p text:style-name="P1"><text:s text:c="5"/>A..... libvorbis <text:s text:c="11"/>libvorbis (codec vorbis) <text:s/></text:p>
      <text:p text:style-name="P1"><text:s text:c="5"/>A..... wmav1 <text:s text:c="15"/>Windows Media Audio 1 <text:s/></text:p>
      <text:p text:style-name="P1"><text:s text:c="5"/>A..... wmav2 <text:s text:c="15"/>Windows Media Audio 2 <text:s/></text:p>
      <text:p text:style-name="P1"><text:s text:c="5"/>S..... dvbsub <text:s text:c="14"/>DVB subtitles (codec dvb_subtitle) <text:s/></text:p>
      <text:p text:style-name="P1"><text:s text:c="5"/>S..... dvdsub <text:s text:c="14"/>DVD subtitles (codec dvd_subtitle) <text:s/></text:p>
      <text:p text:style-name="P1"><text:soft-page-break/><text:s text:c="5"/>S..... mov_text <text:s text:c="12"/>3GPP Timed Text subtitle <text:s/></text:p>
      <text:p text:style-name="P1"><text:s text:c="5"/>S..... srt <text:s text:c="17"/>SubRip subtitle with embedded timing <text:s/></text:p>
      <text:p text:style-name="P1"><text:s text:c="5"/>S..... ass <text:s text:c="17"/>SSA (SubStation Alpha) subtitle (codec ssa) <text:s/></text:p>
      <text:p text:style-name="P1"><text:s text:c="5"/>S..... subrip <text:s text:c="14"/>SubRip subtitle <text:s/></text:p>
      <text:p text:style-name="P1"><text:s text:c="5"/>S..... xsub <text:s text:c="16"/>DivX subtitles (XSUB) <text:s/></text:p>
      <text:p text:style-name="P1"><text:s text:c="6"/></text:p>
      <text:p text:style-name="P1"><text:s text:c="4"/>D:\ffmpeg7-win32-static\bin&gt;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6:42:45.090125280</meta:creation-date>
    <dc:date>2016-12-19T16:44:46.524097140</dc:date>
    <meta:editing-duration>PT2M8S</meta:editing-duration>
    <meta:editing-cycles>1</meta:editing-cycles>
    <meta:document-statistic meta:table-count="0" meta:image-count="0" meta:object-count="0" meta:page-count="5" meta:paragraph-count="180" meta:word-count="1131" meta:character-count="10428" meta:non-whitespace-character-count="6368"/>
    <meta:generator>LibreOffice/5.1.4.2$Linux_X86_64 LibreOffice_project/10m0$Build-2</meta:generator>
  </office:meta>
</office:document-meta>
</file>